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17000003397CE53E3086BEF737.png" manifest:media-type="image/png"/>
  <manifest:file-entry manifest:full-path="Pictures/10000001000002CF0000012B89D9C39E4646D8D9.png" manifest:media-type="image/png"/>
  <manifest:file-entry manifest:full-path="Pictures/1000000100000357000001846D4D76DA413D2C98.png" manifest:media-type="image/png"/>
  <manifest:file-entry manifest:full-path="Pictures/100000010000071B0000033ABD6845A226A09EAA.png" manifest:media-type="image/png"/>
  <manifest:file-entry manifest:full-path="Pictures/10000001000001AA0000015E2BE1334AA1D357C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88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5.84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2.203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007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258cm, 5.908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4.641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52cm, 5.006cm, 3.905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04cm, 3.255cm, 2.153cm, 0cm)" draw:image-opacity="100%" style:mirror="non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271cm" svg:height="6.971cm" svg:x="3.979cm" svg:y="27.25cm">
          <draw:image xlink:href="Pictures/10000001000001AA0000015E2BE1334AA1D357CC.png" xlink:type="simple" xlink:show="embed" xlink:actuate="onLoad" draw:mime-type="image/png">
            <text:p/>
          </draw:image>
        </draw:frame>
        <draw:frame draw:style-name="gr2" draw:text-style-name="P1" draw:layer="layout" svg:width="8.797cm" svg:height="8.626cm" svg:x="11.25cm" svg:y="10.539cm">
          <draw:image xlink:href="Pictures/100000010000071B0000033ABD6845A226A09EAA.png" xlink:type="simple" xlink:show="embed" xlink:actuate="onLoad" draw:mime-type="image/png">
            <text:p/>
          </draw:image>
        </draw:frame>
        <draw:frame draw:style-name="gr3" draw:text-style-name="P1" draw:layer="layout" svg:width="8.75cm" svg:height="8.621cm" svg:x="11.25cm" svg:y="1.629cm">
          <draw:image xlink:href="Pictures/1000000100000357000001846D4D76DA413D2C98.png" xlink:type="simple" xlink:show="embed" xlink:actuate="onLoad" draw:mime-type="image/png">
            <text:p/>
          </draw:image>
        </draw:frame>
        <draw:frame draw:style-name="gr4" draw:text-style-name="P1" draw:layer="layout" svg:width="18.999cm" svg:height="1.9cm" svg:x="-15.249cm" svg:y="13.5cm">
          <draw:image xlink:href="Pictures/10000001000002CF0000012B89D9C39E4646D8D9.png" xlink:type="simple" xlink:show="embed" xlink:actuate="onLoad" draw:mime-type="image/png">
            <text:p/>
          </draw:image>
        </draw:frame>
        <draw:frame draw:style-name="gr5" draw:text-style-name="P1" draw:layer="layout" svg:width="12.749cm" svg:height="1.999cm" svg:x="-15cm" svg:y="7.751cm">
          <draw:image xlink:href="Pictures/10000001000002CF0000012B89D9C39E4646D8D9.png" xlink:type="simple" xlink:show="embed" xlink:actuate="onLoad" draw:mime-type="image/png">
            <text:p/>
          </draw:image>
        </draw:frame>
        <draw:frame draw:style-name="gr6" draw:text-style-name="P1" draw:layer="layout" svg:width="9.249cm" svg:height="8.635cm" svg:x="29.5cm" svg:y="17.865cm">
          <draw:image xlink:href="Pictures/1000000100000717000003397CE53E3086BEF737.png" xlink:type="simple" xlink:show="embed" xlink:actuate="onLoad" draw:mime-type="image/png">
            <text:p/>
          </draw:image>
        </draw:frame>
        <draw:frame draw:style-name="gr7" draw:text-style-name="P1" draw:layer="layout" svg:width="13.999cm" svg:height="2.249cm" svg:x="-15cm" svg:y="1.5cm">
          <draw:image xlink:href="Pictures/10000001000002CF0000012B89D9C39E4646D8D9.png" xlink:type="simple" xlink:show="embed" xlink:actuate="onLoad" draw:mime-type="image/png">
            <text:p/>
          </draw:image>
        </draw:frame>
        <draw:frame draw:style-name="gr8" draw:text-style-name="P1" draw:layer="layout" svg:width="15.748cm" svg:height="1.75cm" svg:x="-15.249cm" svg:y="10.5cm">
          <draw:image xlink:href="Pictures/10000001000002CF0000012B89D9C39E4646D8D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9T11:42:31.366308855</meta:creation-date>
    <meta:editing-duration>PT49M49S</meta:editing-duration>
    <meta:editing-cycles>2</meta:editing-cycles>
    <meta:generator>LibreOffice/7.3.7.2$Linux_X86_64 LibreOffice_project/30$Build-2</meta:generator>
    <dc:date>2023-10-09T12:53:20.281458766</dc:date>
    <meta:document-statistic meta:object-count="8"/>
  </office:meta>
</office:document-meta>
</file>